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3" style:family="table-cell" style:parent-style-name="Default" style:data-style-name="N3">
      <style:table-cell-properties fo:border-top="none" fo:border-bottom="thin solid #000000" fo:border-left="thin solid #000000" fo:border-right="thin solid #000000"/>
    </style:style>
    <style:style style:name="ce4" style:family="table-cell" style:parent-style-name="Default" style:data-style-name="N3">
      <style:table-cell-properties fo:border-top="none" fo:border-bottom="thin solid #000000" fo:border-left="thin solid #000000" fo:border-right="none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Akcent_32_5" style:data-style-name="N0">
      <style:table-cell-properties fo:border="thin solid #000000" style:vertical-align="middle" fo:wrap-option="wrap" fo:background-color="#5B9BD5" style:repeat-content="false"/>
      <style:paragraph-properties fo:text-align="center"/>
      <style:text-properties fo:color="#FFFFFF"/>
    </style:style>
    <style:style style:name="ce8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0" style:family="table-cell" style:parent-style-name="_54_0_37__32__8212__32_akcent_32_5" style:data-style-name="N0">
      <style:table-cell-properties fo:border="thin solid #000000" style:vertical-align="middle" fo:wrap-option="wrap" fo:background-color="#9BC2E6" style:repeat-content="false"/>
      <style:paragraph-properties fo:text-align="center"/>
    </style:style>
    <style:style style:name="ce11" style:family="table-cell" style:parent-style-name="_50_0_37__32__8212__32_akcent_32_5" style:data-style-name="N1">
      <style:table-cell-properties fo:border="thin solid #000000" style:vertical-align="middle" fo:wrap-option="wrap" fo:background-color="#DDEBF7" style:repeat-content="false"/>
      <style:paragraph-properties fo:text-align="center"/>
    </style:style>
    <style:style style:name="ce12" style:family="table-cell" style:parent-style-name="_52_0_37__32__8212__32_akcent_32_5" style:data-style-name="N1">
      <style:table-cell-properties fo:border="thin solid #000000" style:vertical-align="middle" fo:wrap-option="wrap" fo:background-color="#BDD7EE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2pt solid #CCCCCC" style:vertical-align="automatic" fo:wrap-option="wrap"/>
    </style:style>
    <style:style style:name="ce14" style:family="table-cell" style:parent-style-name="Default" style:data-style-name="N0">
      <style:table-cell-properties fo:border="2pt solid #CCCCCC" style:vertical-align="automatic" fo:wrap-option="wrap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2pt solid #CCCCCC" fo:border-bottom="none" fo:border-left="2pt solid #CCCCCC" fo:border-right="2pt solid #CCCCCC" style:vertical-align="automatic" fo:wrap-option="wrap"/>
    </style:style>
    <style:style style:name="ce16" style:family="table-cell" style:parent-style-name="Default" style:data-style-name="N0"/>
    <style:style style:name="ce17" style:family="table-cell" style:parent-style-name="Default" style:data-style-name="N3"/>
    <style:style style:name="ce18" style:family="table-cell" style:parent-style-name="Default" style:data-style-name="N15"/>
    <style:style style:name="co1" style:family="table-column">
      <style:table-column-properties fo:break-before="auto" style:column-width="0.973666666666667cm"/>
    </style:style>
    <style:style style:name="co2" style:family="table-column">
      <style:table-column-properties fo:break-before="auto" style:column-width="1.18533333333333cm"/>
    </style:style>
    <style:style style:name="co3" style:family="table-column">
      <style:table-column-properties fo:break-before="auto" style:column-width="2.8151666666666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.524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2.8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3" table:number-columns-repeated="5" table:default-cell-style-name="ce1"/>
        <table:table-column table:style-name="co5" table:default-cell-style-name="ce1"/>
        <table:table-column table:style-name="co3" table:number-columns-repeated="14" table:default-cell-style-name="ce1"/>
        <table:table-column table:style-name="co6" table:number-columns-repeated="16356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18" table:style-name="ce1"/>
          <table:table-cell office:value-type="string" table:style-name="ce1">
            <text:p>Zbiór danych</text:p>
          </table:table-cell>
          <table:table-cell table:number-columns-repeated="16363" table:style-name="ce1"/>
        </table:table-row>
        <table:table-row table:style-name="ro1">
          <table:table-cell table:number-columns-repeated="2"/>
          <table:table-cell office:value-type="string" table:style-name="ce2">
            <text:p>MySQL</text:p>
          </table:table-cell>
          <table:table-cell office:value-type="string" table:style-name="ce3">
            <text:p>1 000</text:p>
          </table:table-cell>
          <table:table-cell office:value-type="string" table:style-name="ce3">
            <text:p>10 000</text:p>
          </table:table-cell>
          <table:table-cell office:value-type="string" table:style-name="ce3">
            <text:p>100 000</text:p>
          </table:table-cell>
          <table:table-cell office:value-type="string" table:style-name="ce4">
            <text:p>1 000 000</text:p>
          </table:table-cell>
          <table:table-cell table:style-name="ce1"/>
          <table:table-cell office:value-type="string" table:style-name="ce2">
            <text:p>Postgres</text:p>
          </table:table-cell>
          <table:table-cell office:value-type="string" table:style-name="ce3">
            <text:p>1 000</text:p>
          </table:table-cell>
          <table:table-cell office:value-type="string" table:style-name="ce3">
            <text:p>10 000</text:p>
          </table:table-cell>
          <table:table-cell office:value-type="string" table:style-name="ce3">
            <text:p>100 000</text:p>
          </table:table-cell>
          <table:table-cell office:value-type="string" table:style-name="ce4">
            <text:p>1 000 000</text:p>
          </table:table-cell>
          <table:table-cell table:style-name="ce1"/>
          <table:table-cell office:value-type="string" table:style-name="ce2">
            <text:p>Mongo</text:p>
          </table:table-cell>
          <table:table-cell office:value-type="string" table:style-name="ce3">
            <text:p>1 000</text:p>
          </table:table-cell>
          <table:table-cell office:value-type="string" table:style-name="ce3">
            <text:p>10 000</text:p>
          </table:table-cell>
          <table:table-cell office:value-type="string" table:style-name="ce3">
            <text:p>100 000</text:p>
          </table:table-cell>
          <table:table-cell office:value-type="string" table:style-name="ce4">
            <text:p>1 000 000</text:p>
          </table:table-cell>
          <table:table-cell table:number-columns-repeated="16365" table:style-name="ce1"/>
        </table:table-row>
        <table:table-row table:style-name="ro2">
          <table:table-cell table:number-columns-repeated="2"/>
          <table:table-cell office:value-type="string" table:style-name="ce5">
            <text:p>Insert</text:p>
          </table:table-cell>
          <table:table-cell office:value-type="float" office:value="39465268108.099998" table:style-name="ce6">
            <text:p>39465268108</text:p>
          </table:table-cell>
          <table:table-cell office:value-type="float" office:value="279345240369.29999" table:style-name="ce6">
            <text:p>2,79345E+11</text:p>
          </table:table-cell>
          <table:table-cell office:value-type="float" office:value="933210764880" table:style-name="ce6">
            <text:p>9,33211E+11</text:p>
          </table:table-cell>
          <table:table-cell office:value-type="float" office:value="8096436554070" table:style-name="ce1">
            <text:p>8,09644E+12</text:p>
          </table:table-cell>
          <table:table-cell table:style-name="ce1"/>
          <table:table-cell office:value-type="string" table:style-name="ce5">
            <text:p>Insert</text:p>
          </table:table-cell>
          <table:table-cell office:value-type="float" office:value="22981684530" table:style-name="ce6">
            <text:p>22981684530</text:p>
          </table:table-cell>
          <table:table-cell office:value-type="float" office:value="181924044000" table:style-name="ce6">
            <text:p>1,81924E+11</text:p>
          </table:table-cell>
          <table:table-cell office:value-type="float" office:value="591275729200" table:style-name="ce6">
            <text:p>5,91276E+11</text:p>
          </table:table-cell>
          <table:table-cell office:value-type="float" office:value="4150676870100" table:style-name="ce1">
            <text:p>4,15068E+12</text:p>
          </table:table-cell>
          <table:table-cell table:style-name="ce1"/>
          <table:table-cell office:value-type="string" table:style-name="ce5">
            <text:p>Insert</text:p>
          </table:table-cell>
          <table:table-cell office:value-type="float" office:value="78674264150" table:style-name="ce1">
            <text:p>78674264150</text:p>
          </table:table-cell>
          <table:table-cell office:value-type="float" office:value="414665727000" table:style-name="ce6">
            <text:p>4,14666E+11</text:p>
          </table:table-cell>
          <table:table-cell office:value-type="float" office:value="1917967640700" table:style-name="ce6">
            <text:p>1,91797E+12</text:p>
          </table:table-cell>
          <table:table-cell office:value-type="float" office:value="113350167484953" table:style-name="ce18">
            <text:p>1,13E+14</text:p>
          </table:table-cell>
          <table:table-cell table:style-name="ce1"/>
          <table:table-cell office:value-type="string" table:style-name="ce7">
            <text:p>Nazwa pliku</text:p>
          </table:table-cell>
          <table:table-cell office:value-type="string" table:style-name="ce7">
            <text:p>Zestaw 1</text:p>
          </table:table-cell>
          <table:table-cell office:value-type="string" table:style-name="ce7">
            <text:p>Zestaw 2</text:p>
          </table:table-cell>
          <table:table-cell office:value-type="string" table:style-name="ce7">
            <text:p>Zestaw 3</text:p>
          </table:table-cell>
          <table:table-cell office:value-type="string" table:style-name="ce7">
            <text:p>Zestaw 4</text:p>
          </table:table-cell>
          <table:table-cell table:number-columns-repeated="16359"/>
        </table:table-row>
        <table:table-row table:style-name="ro2">
          <table:table-cell table:number-columns-repeated="2"/>
          <table:table-cell office:value-type="string" table:style-name="ce8">
            <text:p>Delete</text:p>
          </table:table-cell>
          <table:table-cell office:value-type="float" office:value="2103204679.4000001" table:style-name="ce9">
            <text:p>2103204679</text:p>
          </table:table-cell>
          <table:table-cell office:value-type="float" office:value="17878292850.200001" table:style-name="ce9">
            <text:p>17878292850</text:p>
          </table:table-cell>
          <table:table-cell office:value-type="float" office:value="119090610230" table:style-name="ce9">
            <text:p>1,19091E+11</text:p>
          </table:table-cell>
          <table:table-cell office:value-type="float" office:value="1788653478170" table:style-name="ce1">
            <text:p>1,78865E+12</text:p>
          </table:table-cell>
          <table:table-cell table:style-name="ce1"/>
          <table:table-cell office:value-type="string" table:style-name="ce8">
            <text:p>Delete</text:p>
          </table:table-cell>
          <table:table-cell office:value-type="float" office:value="16750637730" table:style-name="ce9">
            <text:p>16750637730</text:p>
          </table:table-cell>
          <table:table-cell table:number-columns-repeated="2" table:style-name="ce9"/>
          <table:table-cell table:number-columns-repeated="2" table:style-name="ce1"/>
          <table:table-cell office:value-type="string" table:style-name="ce8">
            <text:p>Delete</text:p>
          </table:table-cell>
          <table:table-cell office:value-type="float" office:value="152050" table:style-name="ce9">
            <text:p>152050</text:p>
          </table:table-cell>
          <table:table-cell office:value-type="float" office:value="106350" table:style-name="ce9">
            <text:p>106350</text:p>
          </table:table-cell>
          <table:table-cell office:value-type="float" office:value="121266" table:style-name="ce9">
            <text:p>121266</text:p>
          </table:table-cell>
          <table:table-cell table:number-columns-repeated="2" table:style-name="ce1"/>
          <table:table-cell office:value-type="string" table:style-name="ce10">
            <text:p>title.akas.tsv.gz</text:p>
          </table:table-cell>
          <table:table-cell office:value-type="float" office:value="1000" table:style-name="ce11">
            <text:p>1000</text:p>
          </table:table-cell>
          <table:table-cell office:value-type="float" office:value="10000" table:style-name="ce11">
            <text:p>10000</text:p>
          </table:table-cell>
          <table:table-cell office:value-type="float" office:value="100000" table:style-name="ce11">
            <text:p>100000</text:p>
          </table:table-cell>
          <table:table-cell office:value-type="float" office:value="1000000" table:style-name="ce11">
            <text:p>1000000</text:p>
          </table:table-cell>
          <table:table-cell table:number-columns-repeated="16359"/>
        </table:table-row>
        <table:table-row table:style-name="ro2">
          <table:table-cell table:number-columns-repeated="2"/>
          <table:table-cell office:value-type="string" table:style-name="ce13">
            <text:p>Sort</text:p>
          </table:table-cell>
          <table:table-cell office:value-type="float" office:value="10505115100" table:style-name="ce14">
            <text:p>10505115100</text:p>
          </table:table-cell>
          <table:table-cell office:value-type="float" office:value="30360721800" table:style-name="ce1">
            <text:p>30360721800</text:p>
          </table:table-cell>
          <table:table-cell office:value-type="float" office:value="31397866500" table:style-name="ce1">
            <text:p>31397866500</text:p>
          </table:table-cell>
          <table:table-cell office:value-type="float" office:value="250889960300" table:style-name="ce1">
            <text:p>2,5089E+11</text:p>
          </table:table-cell>
          <table:table-cell table:style-name="ce1"/>
          <table:table-cell office:value-type="string" table:style-name="ce13">
            <text:p>Sort</text:p>
          </table:table-cell>
          <table:table-cell office:value-type="float" office:value="2052259800" table:style-name="ce1">
            <text:p>2052259800</text:p>
          </table:table-cell>
          <table:table-cell office:value-type="float" office:value="13543153600" table:style-name="ce1">
            <text:p>13543153600</text:p>
          </table:table-cell>
          <table:table-cell office:value-type="float" office:value="12353516300" table:style-name="ce1">
            <text:p>12353516300</text:p>
          </table:table-cell>
          <table:table-cell office:value-type="float" office:value="136165258900" table:style-name="ce1">
            <text:p>1,36165E+11</text:p>
          </table:table-cell>
          <table:table-cell table:style-name="ce1"/>
          <table:table-cell office:value-type="string" table:style-name="ce13">
            <text:p>Sort</text:p>
          </table:table-cell>
          <table:table-cell office:value-type="float" office:value="207112900" table:style-name="ce1">
            <text:p>207112900</text:p>
          </table:table-cell>
          <table:table-cell office:value-type="float" office:value="666613400" table:style-name="ce1">
            <text:p>666613400</text:p>
          </table:table-cell>
          <table:table-cell office:value-type="float" office:value="677513100" table:style-name="ce1">
            <text:p>677513100</text:p>
          </table:table-cell>
          <table:table-cell table:number-columns-repeated="2" table:style-name="ce1"/>
          <table:table-cell office:value-type="string" table:style-name="ce10">
            <text:p>title.basics.tsv.gz</text:p>
          </table:table-cell>
          <table:table-cell office:value-type="float" office:value="16318" table:style-name="ce11">
            <text:p>16318</text:p>
          </table:table-cell>
          <table:table-cell office:value-type="float" office:value="91850" table:style-name="ce11">
            <text:p>91850</text:p>
          </table:table-cell>
          <table:table-cell office:value-type="float" office:value="99137" table:style-name="ce11">
            <text:p>99137</text:p>
          </table:table-cell>
          <table:table-cell office:value-type="float" office:value="918225" table:style-name="ce11">
            <text:p>918225</text:p>
          </table:table-cell>
          <table:table-cell table:number-columns-repeated="16359"/>
        </table:table-row>
        <table:table-row table:style-name="ro2">
          <table:table-cell table:number-columns-repeated="2"/>
          <table:table-cell office:value-type="string" table:style-name="ce15">
            <text:p>UpdateAll</text:p>
          </table:table-cell>
          <table:table-cell table:style-name="ce15"/>
          <table:table-cell office:value-type="float" office:value="2865382000" table:style-name="ce16">
            <text:p>2865382000</text:p>
          </table:table-cell>
          <table:table-cell office:value-type="float" office:value="3824095500" table:style-name="ce16">
            <text:p>3824095500</text:p>
          </table:table-cell>
          <table:table-cell office:value-type="float" office:value="55150870000" table:style-name="ce16">
            <text:p>55150870000</text:p>
          </table:table-cell>
          <table:table-cell table:style-name="ce1"/>
          <table:table-cell office:value-type="string" table:style-name="ce15">
            <text:p>UpdateAll</text:p>
          </table:table-cell>
          <table:table-cell office:value-type="float" office:value="224725700" table:style-name="ce1">
            <text:p>224725700</text:p>
          </table:table-cell>
          <table:table-cell office:value-type="float" office:value="1595313500" table:style-name="ce1">
            <text:p>1595313500</text:p>
          </table:table-cell>
          <table:table-cell office:value-type="float" office:value="1676567800" table:style-name="ce1">
            <text:p>1676567800</text:p>
          </table:table-cell>
          <table:table-cell office:value-type="float" office:value="19279705900" table:style-name="ce1">
            <text:p>19279705900</text:p>
          </table:table-cell>
          <table:table-cell table:style-name="ce1"/>
          <table:table-cell office:value-type="string" table:style-name="ce15">
            <text:p>UpdateAll</text:p>
          </table:table-cell>
          <table:table-cell office:value-type="float" office:value="49900" table:style-name="ce1">
            <text:p>49900</text:p>
          </table:table-cell>
          <table:table-cell office:value-type="float" office:value="6000" table:style-name="ce1">
            <text:p>6000</text:p>
          </table:table-cell>
          <table:table-cell office:value-type="float" office:value="6600" table:style-name="ce1">
            <text:p>6600</text:p>
          </table:table-cell>
          <table:table-cell table:number-columns-repeated="2" table:style-name="ce1"/>
          <table:table-cell office:value-type="string" table:style-name="ce10">
            <text:p>title.ratings.tsv.gz</text:p>
          </table:table-cell>
          <table:table-cell office:value-type="float" office:value="115" table:style-name="ce11">
            <text:p>115</text:p>
          </table:table-cell>
          <table:table-cell office:value-type="float" office:value="1179" table:style-name="ce11">
            <text:p>1179</text:p>
          </table:table-cell>
          <table:table-cell office:value-type="float" office:value="11928" table:style-name="ce11">
            <text:p>11928</text:p>
          </table:table-cell>
          <table:table-cell office:value-type="float" office:value="120603" table:style-name="ce11">
            <text:p>120603</text:p>
          </table:table-cell>
          <table:table-cell table:number-columns-repeated="16359"/>
        </table:table-row>
        <table:table-row table:style-name="ro2">
          <table:table-cell table:number-columns-repeated="2"/>
          <table:table-cell office:value-type="string" table:style-name="ce1">
            <text:p>Update WHERE</text:p>
          </table:table-cell>
          <table:table-cell office:value-type="float" office:value="76400200" table:style-name="ce1">
            <text:p>76400200</text:p>
          </table:table-cell>
          <table:table-cell office:value-type="float" office:value="165861800" table:style-name="ce1">
            <text:p>165861800</text:p>
          </table:table-cell>
          <table:table-cell office:value-type="float" office:value="2286069500" table:style-name="ce1">
            <text:p>2286069500</text:p>
          </table:table-cell>
          <table:table-cell office:value-type="float" office:value="11827514800" table:style-name="ce1">
            <text:p>11827514800</text:p>
          </table:table-cell>
          <table:table-cell table:style-name="ce1"/>
          <table:table-cell office:value-type="string" table:style-name="ce1">
            <text:p>Update WHERE</text:p>
          </table:table-cell>
          <table:table-cell office:value-type="float" office:value="24395200" table:style-name="ce1">
            <text:p>24395200</text:p>
          </table:table-cell>
          <table:table-cell office:value-type="float" office:value="156984350" table:style-name="ce1">
            <text:p>156984350</text:p>
          </table:table-cell>
          <table:table-cell office:value-type="float" office:value="423711100" table:style-name="ce1">
            <text:p>423711100</text:p>
          </table:table-cell>
          <table:table-cell office:value-type="float" office:value="12574558200" table:style-name="ce1">
            <text:p>12574558200</text:p>
          </table:table-cell>
          <table:table-cell table:style-name="ce1"/>
          <table:table-cell office:value-type="string" table:style-name="ce1">
            <text:p>Update WHERE</text:p>
          </table:table-cell>
          <table:table-cell table:style-name="ce1"/>
          <table:table-cell office:value-type="float" office:value="50300" table:style-name="ce1">
            <text:p>50300</text:p>
          </table:table-cell>
          <table:table-cell office:value-type="float" office:value="36400" table:style-name="ce1">
            <text:p>36400</text:p>
          </table:table-cell>
          <table:table-cell table:number-columns-repeated="2" table:style-name="ce1"/>
          <table:table-cell office:value-type="string" table:style-name="ce10">
            <text:p>title.crew.tsv.gz</text:p>
          </table:table-cell>
          <table:table-cell office:value-type="float" office:value="1000" table:style-name="ce11">
            <text:p>1000</text:p>
          </table:table-cell>
          <table:table-cell office:value-type="float" office:value="9993" table:style-name="ce11">
            <text:p>9993</text:p>
          </table:table-cell>
          <table:table-cell office:value-type="float" office:value="99137" table:style-name="ce11">
            <text:p>99137</text:p>
          </table:table-cell>
          <table:table-cell office:value-type="float" office:value="918225" table:style-name="ce11">
            <text:p>918225</text:p>
          </table:table-cell>
          <table:table-cell table:number-columns-repeated="16359"/>
        </table:table-row>
        <table:table-row table:style-name="ro2">
          <table:table-cell table:number-columns-repeated="2"/>
          <table:table-cell office:value-type="string" table:style-name="ce1">
            <text:p>Select All</text:p>
          </table:table-cell>
          <table:table-cell table:style-name="ce1"/>
          <table:table-cell office:value-type="float" office:value="25558018900" table:style-name="ce1">
            <text:p>25558018900</text:p>
          </table:table-cell>
          <table:table-cell office:value-type="float" office:value="27966602800" table:style-name="ce1">
            <text:p>27966602800</text:p>
          </table:table-cell>
          <table:table-cell table:number-columns-repeated="2" table:style-name="ce1"/>
          <table:table-cell office:value-type="string" table:style-name="ce1">
            <text:p>Select All</text:p>
          </table:table-cell>
          <table:table-cell office:value-type="float" office:value="1722345700" table:style-name="ce1">
            <text:p>1722345700</text:p>
          </table:table-cell>
          <table:table-cell office:value-type="float" office:value="10231647400" table:style-name="ce1">
            <text:p>10231647400</text:p>
          </table:table-cell>
          <table:table-cell office:value-type="float" office:value="10284578800" table:style-name="ce1">
            <text:p>10284578800</text:p>
          </table:table-cell>
          <table:table-cell office:value-type="float" office:value="127677329800" table:style-name="ce1">
            <text:p>1,27677E+11</text:p>
          </table:table-cell>
          <table:table-cell table:style-name="ce1"/>
          <table:table-cell office:value-type="string" table:style-name="ce1">
            <text:p>Select All</text:p>
          </table:table-cell>
          <table:table-cell table:style-name="ce1"/>
          <table:table-cell office:value-type="float" office:value="884285900" table:style-name="ce1">
            <text:p>884285900</text:p>
          </table:table-cell>
          <table:table-cell office:value-type="float" office:value="1194981900" table:style-name="ce1">
            <text:p>1194981900</text:p>
          </table:table-cell>
          <table:table-cell table:number-columns-repeated="2" table:style-name="ce1"/>
          <table:table-cell office:value-type="string" table:style-name="ce10">
            <text:p>title.principals.tsv.gz</text:p>
          </table:table-cell>
          <table:table-cell office:value-type="float" office:value="6367" table:style-name="ce11">
            <text:p>6367</text:p>
          </table:table-cell>
          <table:table-cell office:value-type="float" office:value="63193" table:style-name="ce11">
            <text:p>63193</text:p>
          </table:table-cell>
          <table:table-cell office:value-type="float" office:value="623794" table:style-name="ce11">
            <text:p>623794</text:p>
          </table:table-cell>
          <table:table-cell office:value-type="string" table:style-name="ce11">
            <text:p>5 730 001</text:p>
          </table:table-cell>
          <table:table-cell table:number-columns-repeated="16359"/>
        </table:table-row>
        <table:table-row table:style-name="ro2">
          <table:table-cell table:number-columns-repeated="2"/>
          <table:table-cell table:number-columns-repeated="6" table:style-name="ce1"/>
          <table:table-cell table:style-name="ce1">
            <draw:frame draw:z-index="2" draw:id="id1" draw:style-name="a1" draw:name="Wykres 7" svg:x="0.88095in" svg:y="0.20238in" svg:width="5.0035in" svg:height="2.90756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1" table:style-name="ce1"/>
          <table:table-cell office:value-type="string" table:style-name="ce10">
            <text:p>name.basics.tsv.gz</text:p>
          </table:table-cell>
          <table:table-cell office:value-type="float" office:value="6128" table:style-name="ce11">
            <text:p>6128</text:p>
          </table:table-cell>
          <table:table-cell office:value-type="float" office:value="43900" table:style-name="ce11">
            <text:p>43900</text:p>
          </table:table-cell>
          <table:table-cell office:value-type="float" office:value="232019" table:style-name="ce11">
            <text:p>232019</text:p>
          </table:table-cell>
          <table:table-cell office:value-type="float" office:value="952414" table:style-name="ce11">
            <text:p>952414</text:p>
          </table:table-cell>
          <table:table-cell table:number-columns-repeated="16359"/>
        </table:table-row>
        <table:table-row table:style-name="ro2">
          <table:table-cell table:number-columns-repeated="2"/>
          <table:table-cell table:number-columns-repeated="18" table:style-name="ce1"/>
          <table:table-cell office:value-type="string" table:style-name="ce7">
            <text:p>Suma</text:p>
          </table:table-cell>
          <table:table-cell office:value-type="float" office:value="30928" table:formula="of:=SUM([.V5:.V10])" table:style-name="ce12">
            <text:p>30928</text:p>
          </table:table-cell>
          <table:table-cell office:value-type="float" office:value="220115" table:formula="of:=SUM([.W5:.W10])" table:style-name="ce12">
            <text:p>220115</text:p>
          </table:table-cell>
          <table:table-cell office:value-type="float" office:value="1166015" table:formula="of:=SUM([.X5:.X10])" table:style-name="ce12">
            <text:p>1166015</text:p>
          </table:table-cell>
          <table:table-cell office:value-type="float" office:value="3909467" table:formula="of:=SUM([.Y5:.Y10])" table:style-name="ce12">
            <text:p>3909467</text:p>
          </table:table-cell>
          <table:table-cell table:number-columns-repeated="16359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14" table:style-name="ce1"/>
          <table:table-cell table:style-name="ce1">
            <draw:frame draw:z-index="1" draw:id="id0" draw:style-name="a0" draw:name="Wykres 6" svg:x="0.57633in" svg:y="0.12465in" svg:width="5.14916in" svg:height="3.3753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Insert<text:s/></text:p>
          </table:table-cell>
          <table:table-cell office:value-type="float" office:value="1000" table:style-name="ce1">
            <text:p>1000</text:p>
          </table:table-cell>
          <table:table-cell office:value-type="float" office:value="10000" table:style-name="ce17">
            <text:p>10 000</text:p>
          </table:table-cell>
          <table:table-cell office:value-type="float" office:value="100000" table:style-name="ce17">
            <text:p>100 000</text:p>
          </table:table-cell>
          <table:table-cell office:value-type="float" office:value="1000000" table:style-name="ce17">
            <text:p>1 000 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MySQL</text:p>
          </table:table-cell>
          <table:table-cell office:value-type="float" office:value="39465268108.099998" table:style-name="ce6">
            <text:p>39465268108</text:p>
          </table:table-cell>
          <table:table-cell office:value-type="float" office:value="279345240369.29999" table:style-name="ce6">
            <text:p>2,79345E+11</text:p>
          </table:table-cell>
          <table:table-cell office:value-type="float" office:value="933210764880" table:style-name="ce6">
            <text:p>9,33211E+11</text:p>
          </table:table-cell>
          <table:table-cell office:value-type="float" office:value="8096436554070" table:style-name="ce1">
            <text:p>8,09644E+1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Postgres</text:p>
          </table:table-cell>
          <table:table-cell office:value-type="float" office:value="22981684530" table:style-name="ce6">
            <text:p>22981684530</text:p>
          </table:table-cell>
          <table:table-cell office:value-type="float" office:value="181924044000" table:style-name="ce6">
            <text:p>1,81924E+11</text:p>
          </table:table-cell>
          <table:table-cell office:value-type="float" office:value="591275729200" table:style-name="ce6">
            <text:p>5,91276E+11</text:p>
          </table:table-cell>
          <table:table-cell office:value-type="float" office:value="4150676870100" table:style-name="ce1">
            <text:p>4,15068E+1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Mongo</text:p>
          </table:table-cell>
          <table:table-cell office:value-type="float" office:value="78674264150" table:style-name="ce1">
            <text:p>78674264150</text:p>
          </table:table-cell>
          <table:table-cell office:value-type="float" office:value="414665727000" table:style-name="ce6">
            <text:p>4,14666E+11</text:p>
          </table:table-cell>
          <table:table-cell office:value-type="float" office:value="1917967640700" table:style-name="ce6">
            <text:p>1,91797E+12</text:p>
          </table:table-cell>
          <table:table-cell office:value-type="float" office:value="113350167484953" table:style-name="ce18">
            <text:p>1,13E+14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Delete</text:p>
          </table:table-cell>
          <table:table-cell office:value-type="float" office:value="1000" table:style-name="ce1">
            <text:p>1000</text:p>
          </table:table-cell>
          <table:table-cell office:value-type="float" office:value="10000" table:style-name="ce17">
            <text:p>10 000</text:p>
          </table:table-cell>
          <table:table-cell office:value-type="float" office:value="100000" table:style-name="ce17">
            <text:p>100 000</text:p>
          </table:table-cell>
          <table:table-cell office:value-type="float" office:value="1000000" table:style-name="ce17">
            <text:p>1 000 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MySQL</text:p>
          </table:table-cell>
          <table:table-cell office:value-type="float" office:value="2103204679.4000001" table:style-name="ce9">
            <text:p>2103204679</text:p>
          </table:table-cell>
          <table:table-cell office:value-type="float" office:value="17878292850.200001" table:style-name="ce9">
            <text:p>17878292850</text:p>
          </table:table-cell>
          <table:table-cell office:value-type="float" office:value="119090610230" table:style-name="ce9">
            <text:p>1,19091E+11</text:p>
          </table:table-cell>
          <table:table-cell office:value-type="float" office:value="1788653478170" table:style-name="ce1">
            <text:p>1,78865E+12</text:p>
          </table:table-cell>
          <table:table-cell/>
          <table:table-cell table:style-name="ce1">
            <draw:frame draw:z-index="3" draw:id="id2" draw:style-name="a2" draw:name="Wykres 8" svg:x="0.85714in" svg:y="0.10714in" svg:width="5.0035in" svg:height="2.89496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1">
            <text:p>Postgres</text:p>
          </table:table-cell>
          <table:table-cell table:number-columns-repeated="3" table:style-name="ce6"/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1">
            <text:p>Mongo</text:p>
          </table:table-cell>
          <table:table-cell table:style-name="ce1"/>
          <table:table-cell table:number-columns-repeated="2" table:style-name="ce6"/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3">
          <table:table-cell table:number-columns-repeated="2"/>
          <table:table-cell office:value-type="string" table:style-name="ce1">
            <text:p>Sort</text:p>
          </table:table-cell>
          <table:table-cell office:value-type="float" office:value="1000" table:style-name="ce1">
            <text:p>1000</text:p>
          </table:table-cell>
          <table:table-cell office:value-type="float" office:value="10000" table:style-name="ce17">
            <text:p>10 000</text:p>
          </table:table-cell>
          <table:table-cell office:value-type="float" office:value="100000" table:style-name="ce17">
            <text:p>100 000</text:p>
          </table:table-cell>
          <table:table-cell office:value-type="float" office:value="1000000" table:style-name="ce17">
            <text:p>1 000 000</text:p>
          </table:table-cell>
          <table:table-cell table:number-columns-repeated="16377"/>
        </table:table-row>
        <table:table-row table:style-name="ro3">
          <table:table-cell table:number-columns-repeated="2"/>
          <table:table-cell office:value-type="string" table:style-name="ce1">
            <text:p>MySQL</text:p>
          </table:table-cell>
          <table:table-cell office:value-type="float" office:value="10505115100" table:style-name="ce14">
            <text:p>10505115100</text:p>
          </table:table-cell>
          <table:table-cell office:value-type="float" office:value="30360721800" table:style-name="ce1">
            <text:p>30360721800</text:p>
          </table:table-cell>
          <table:table-cell office:value-type="float" office:value="31397866500" table:style-name="ce1">
            <text:p>31397866500</text:p>
          </table:table-cell>
          <table:table-cell office:value-type="float" office:value="250889960300" table:style-name="ce1">
            <text:p>2,5089E+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Postgres</text:p>
          </table:table-cell>
          <table:table-cell office:value-type="float" office:value="2052259800" table:style-name="ce1">
            <text:p>2052259800</text:p>
          </table:table-cell>
          <table:table-cell office:value-type="float" office:value="13543153600" table:style-name="ce1">
            <text:p>13543153600</text:p>
          </table:table-cell>
          <table:table-cell office:value-type="float" office:value="12353516300" table:style-name="ce1">
            <text:p>12353516300</text:p>
          </table:table-cell>
          <table:table-cell office:value-type="float" office:value="136165258900" table:style-name="ce1">
            <text:p>1,36165E+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Mongo</text:p>
          </table:table-cell>
          <table:table-cell office:value-type="float" office:value="207112900" table:style-name="ce1">
            <text:p>207112900</text:p>
          </table:table-cell>
          <table:table-cell office:value-type="float" office:value="666613400" table:style-name="ce1">
            <text:p>666613400</text:p>
          </table:table-cell>
          <table:table-cell office:value-type="float" office:value="677513100" table:style-name="ce1">
            <text:p>677513100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2"/>
          <table:table-cell table:number-columns-repeated="16382" table:style-name="ce1"/>
        </table:table-row>
        <table:table-row table:style-name="ro3">
          <table:table-cell table:number-columns-repeated="2"/>
          <table:table-cell office:value-type="string" table:style-name="ce15">
            <text:p>UpdateAll</text:p>
          </table:table-cell>
          <table:table-cell office:value-type="float" office:value="1000" table:style-name="ce1">
            <text:p>1000</text:p>
          </table:table-cell>
          <table:table-cell office:value-type="float" office:value="10000" table:style-name="ce17">
            <text:p>10 000</text:p>
          </table:table-cell>
          <table:table-cell office:value-type="float" office:value="100000" table:style-name="ce17">
            <text:p>100 000</text:p>
          </table:table-cell>
          <table:table-cell office:value-type="float" office:value="1000000" table:style-name="ce17">
            <text:p>1 000 000</text:p>
          </table:table-cell>
          <table:table-cell table:number-columns-repeated="16377"/>
        </table:table-row>
        <table:table-row table:style-name="ro3">
          <table:table-cell table:number-columns-repeated="2"/>
          <table:table-cell office:value-type="string" table:style-name="ce1">
            <text:p>MySQL</text:p>
          </table:table-cell>
          <table:table-cell office:value-type="float" office:value="0" table:style-name="ce14">
            <text:p>0</text:p>
          </table:table-cell>
          <table:table-cell office:value-type="float" office:value="2865382000" table:style-name="ce16">
            <text:p>2865382000</text:p>
          </table:table-cell>
          <table:table-cell office:value-type="float" office:value="3824095500" table:style-name="ce16">
            <text:p>3824095500</text:p>
          </table:table-cell>
          <table:table-cell office:value-type="float" office:value="55150870000" table:style-name="ce16">
            <text:p>5515087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Postgres</text:p>
          </table:table-cell>
          <table:table-cell office:value-type="float" office:value="224725700" table:style-name="ce1">
            <text:p>224725700</text:p>
          </table:table-cell>
          <table:table-cell office:value-type="float" office:value="1595313500" table:style-name="ce1">
            <text:p>1595313500</text:p>
          </table:table-cell>
          <table:table-cell office:value-type="float" office:value="1676567800" table:style-name="ce1">
            <text:p>1676567800</text:p>
          </table:table-cell>
          <table:table-cell office:value-type="float" office:value="19279705900" table:style-name="ce1">
            <text:p>192797059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Mongo</text:p>
          </table:table-cell>
          <table:table-cell office:value-type="float" office:value="49900" table:style-name="ce1">
            <text:p>49900</text:p>
          </table:table-cell>
          <table:table-cell office:value-type="float" office:value="6000" table:style-name="ce1">
            <text:p>6000</text:p>
          </table:table-cell>
          <table:table-cell office:value-type="float" office:value="6600" table:style-name="ce1">
            <text:p>6600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table:number-columns-repeated="6" table:style-name="ce1"/>
          <table:table-cell table:style-name="ce1">
            <draw:frame draw:z-index="4" draw:id="id3" draw:style-name="a3" draw:name="Wykres 9" svg:x="0.84524in" svg:y="0.19048in" svg:width="5.0035in" svg:height="2.87745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Update WHERE</text:p>
          </table:table-cell>
          <table:table-cell office:value-type="float" office:value="1000" table:style-name="ce1">
            <text:p>1000</text:p>
          </table:table-cell>
          <table:table-cell office:value-type="float" office:value="10000" table:style-name="ce17">
            <text:p>10 000</text:p>
          </table:table-cell>
          <table:table-cell office:value-type="float" office:value="100000" table:style-name="ce17">
            <text:p>100 000</text:p>
          </table:table-cell>
          <table:table-cell office:value-type="float" office:value="1000000" table:style-name="ce17">
            <text:p>1 000 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MySQL</text:p>
          </table:table-cell>
          <table:table-cell office:value-type="float" office:value="76400200" table:style-name="ce1">
            <text:p>76400200</text:p>
          </table:table-cell>
          <table:table-cell office:value-type="float" office:value="165861800" table:style-name="ce1">
            <text:p>165861800</text:p>
          </table:table-cell>
          <table:table-cell office:value-type="float" office:value="2286069500" table:style-name="ce1">
            <text:p>2286069500</text:p>
          </table:table-cell>
          <table:table-cell office:value-type="float" office:value="11827514800" table:style-name="ce1">
            <text:p>118275148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Postgres</text:p>
          </table:table-cell>
          <table:table-cell office:value-type="float" office:value="24395200" table:style-name="ce1">
            <text:p>24395200</text:p>
          </table:table-cell>
          <table:table-cell office:value-type="float" office:value="156984350" table:style-name="ce1">
            <text:p>156984350</text:p>
          </table:table-cell>
          <table:table-cell office:value-type="float" office:value="423711100" table:style-name="ce1">
            <text:p>423711100</text:p>
          </table:table-cell>
          <table:table-cell office:value-type="float" office:value="12574558200" table:style-name="ce1">
            <text:p>125745582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Mongo</text:p>
          </table:table-cell>
          <table:table-cell office:value-type="float" office:value="0" table:style-name="ce1">
            <text:p>0</text:p>
          </table:table-cell>
          <table:table-cell office:value-type="float" office:value="50300" table:style-name="ce1">
            <text:p>50300</text:p>
          </table:table-cell>
          <table:table-cell office:value-type="float" office:value="36400" table:style-name="ce1">
            <text:p>36400</text:p>
          </table:table-cell>
          <table:table-cell table:number-columns-repeated="16378" table:style-name="ce1"/>
        </table:table-row>
        <table:table-row table:number-rows-repeated="3" table:style-name="ro1">
          <table:table-cell table:number-columns-repeated="16384"/>
        </table:table-row>
        <table:table-row table:style-name="ro3">
          <table:table-cell table:number-columns-repeated="2"/>
          <table:table-cell office:value-type="string" table:style-name="ce1">
            <text:p>Select All</text:p>
          </table:table-cell>
          <table:table-cell office:value-type="float" office:value="1000" table:style-name="ce1">
            <text:p>1000</text:p>
          </table:table-cell>
          <table:table-cell office:value-type="float" office:value="10000" table:style-name="ce17">
            <text:p>10 000</text:p>
          </table:table-cell>
          <table:table-cell office:value-type="float" office:value="100000" table:style-name="ce17">
            <text:p>100 000</text:p>
          </table:table-cell>
          <table:table-cell office:value-type="float" office:value="1000000" table:style-name="ce17">
            <text:p>1 000 000</text:p>
          </table:table-cell>
          <table:table-cell table:number-columns-repeated="16377"/>
        </table:table-row>
        <table:table-row table:style-name="ro3">
          <table:table-cell table:number-columns-repeated="2"/>
          <table:table-cell office:value-type="string" table:style-name="ce1">
            <text:p>MySQL</text:p>
          </table:table-cell>
          <table:table-cell table:style-name="ce14"/>
          <table:table-cell office:value-type="float" office:value="25558018900" table:style-name="ce1">
            <text:p>25558018900</text:p>
          </table:table-cell>
          <table:table-cell office:value-type="float" office:value="27966602800" table:style-name="ce1">
            <text:p>27966602800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1">
            <text:p>Postgres</text:p>
          </table:table-cell>
          <table:table-cell office:value-type="float" office:value="1722345700" table:style-name="ce1">
            <text:p>1722345700</text:p>
          </table:table-cell>
          <table:table-cell office:value-type="float" office:value="10231647400" table:style-name="ce1">
            <text:p>10231647400</text:p>
          </table:table-cell>
          <table:table-cell office:value-type="float" office:value="10284578800" table:style-name="ce1">
            <text:p>10284578800</text:p>
          </table:table-cell>
          <table:table-cell office:value-type="float" office:value="127677329800" table:style-name="ce1">
            <text:p>1,27677E+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Mongo</text:p>
          </table:table-cell>
          <table:table-cell table:style-name="ce1"/>
          <table:table-cell office:value-type="float" office:value="884285900" table:style-name="ce1">
            <text:p>884285900</text:p>
          </table:table-cell>
          <table:table-cell office:value-type="float" office:value="1194981900" table:style-name="ce1">
            <text:p>1194981900</text:p>
          </table:table-cell>
          <table:table-cell table:number-columns-repeated="16378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8"/>
          <table:table-cell table:style-name="ce1">
            <draw:frame draw:z-index="5" draw:id="id4" draw:style-name="a4" draw:name="Wykres 10" svg:x="0.82143in" svg:y="0.02381in" svg:width="5.0035in" svg:height="2.91176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Arkusz1.C3:Arkusz1.G9" table:name="Tabela1" table:display-filter-buttons="true"/>
        <table:database-range table:target-range-address="Arkusz1.I3:Arkusz1.M9" table:name="Tabela13" table:display-filter-buttons="true"/>
        <table:database-range table:target-range-address="Arkusz1.O3:Arkusz1.S9" table:name="Tabela13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_50_0_37__32__8212__32_akcent_32_5" style:display-name="20% — akcent 5" style:family="table-cell" style:data-style-name="N0">
      <style:table-cell-properties fo:background-color="#DDEBF7"/>
    </style:style>
    <style:style style:name="_52_0_37__32__8212__32_akcent_32_5" style:display-name="40% — akcent 5" style:family="table-cell" style:data-style-name="N0">
      <style:table-cell-properties fo:background-color="#BDD7EE"/>
    </style:style>
    <style:style style:name="_54_0_37__32__8212__32_akcent_32_5" style:display-name="60% — akcent 5" style:family="table-cell" style:data-style-name="N0">
      <style:table-cell-properties fo:background-color="#9BC2E6"/>
    </style:style>
    <style:style style:name="Akcent_32_5" style:display-name="Akcent 5" style:family="table-cell" style:data-style-name="N0">
      <style:table-cell-properties fo:background-color="#5B9BD5"/>
      <style:text-properties fo:color="#FFFFFF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hanna podeszwa</meta:initial-creator>
    <dc:creator>hanna podeszwa</dc:creator>
    <meta:creation-date>2023-06-06T10:58:05Z</meta:creation-date>
    <dc:date>2023-06-09T20:37:3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4472c4" svg:stroke-opacity="90%"/>
    </style:style>
    <style:style style:family="chart" style:name="Wal0">
      <style:graphic-properties draw:fill="none" draw:stroke="solid" svg:stroke-width="0.01042in" svg:stroke-color="#4472c4" svg:stroke-opacity="9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43682b" svg:stroke-opacity="100%" draw:stroke-linejoin="round" svg:stroke-linecap="round"/>
    </style:style>
  </office:automatic-styles>
  <office:body>
    <office:chart>
      <chart:chart chart:class="chart:line" svg:height="243.0251968503937pt" svg:width="370.7394488188976pt" chart:style-name="Crt0">
        <chart:title chart:style-name="CT00">
          <text:p text:style-name="a0" text:class-names="" text:cond-style-name="">Insert</text:p>
        </chart:title>
        <chart:legend chart:legend-position="end" chart:legend-align="center" chart:style-name="Lgnd"/>
        <chart:plot-area svg:x="0.0pt" svg:y="0.0pt" svg:width="326.6972440944882pt" svg:height="243.0251968503937pt" chart:style-name="Plt0">
          <chart:axis chart:dimension="x" chart:name="primary-x" chart:style-name="Axs0">
            <chart:categories table:cell-range-address="Arkusz1.$D$17:.$G$17"/>
          </chart:axis>
          <chart:axis chart:dimension="y" chart:name="primary-y" chart:style-name="Axs1">
            <chart:grid chart:class="major" chart:style-name="GMa1"/>
          </chart:axis>
          <chart:series chart:label-cell-address="Arkusz1.$C$18" chart:values-cell-range-address="Arkusz1.$D$18:.$G$18" chart:class="chart:line" chart:attached-axis="primary-y" chart:style-name="G0S1">
            <chart:data-point chart:repeated="4"/>
          </chart:series>
          <chart:series chart:label-cell-address="Arkusz1.$C$19" chart:values-cell-range-address="Arkusz1.$D$19:.$G$19" chart:class="chart:line" chart:attached-axis="primary-y" chart:style-name="G0S2">
            <chart:data-point chart:repeated="4"/>
          </chart:series>
          <chart:series chart:label-cell-address="Arkusz1.$C$20" chart:values-cell-range-address="Arkusz1.$D$20:.$G$20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09.3444881889764pt" svg:width="360.252125984252pt" chart:style-name="Crt0">
        <chart:title chart:style-name="CT00">
          <text:p text:style-name="a0" text:class-names="" text:cond-style-name="">Sort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Arkusz1.$D$29:.$G$29"/>
          </chart:axis>
          <chart:axis chart:dimension="y" chart:name="primary-y" chart:style-name="Axs1">
            <chart:grid chart:class="major" chart:style-name="GMa1"/>
          </chart:axis>
          <chart:series chart:label-cell-address="Arkusz1.$C$30" chart:values-cell-range-address="Arkusz1.$D$30:.$G$30" chart:class="chart:line" chart:attached-axis="primary-y" chart:style-name="G0S0">
            <chart:data-point chart:repeated="4"/>
          </chart:series>
          <chart:series chart:label-cell-address="Arkusz1.$C$31" chart:values-cell-range-address="Arkusz1.$D$31:.$G$31" chart:class="chart:line" chart:attached-axis="primary-y" chart:style-name="G0S1">
            <chart:data-point chart:repeated="4"/>
          </chart:series>
          <chart:series chart:label-cell-address="Arkusz1.$C$32" chart:values-cell-range-address="Arkusz1.$D$32:.$G$32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083in" svg:stroke-color="#43682b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08.4370078740157pt" svg:width="360.252125984252pt" chart:style-name="Crt0">
        <chart:title chart:style-name="CT00">
          <text:p text:style-name="a0" text:class-names="" text:cond-style-name="">Update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Arkusz1.$D$35:.$G$35"/>
          </chart:axis>
          <chart:axis chart:dimension="y" chart:name="primary-y" chart:style-name="Axs1">
            <chart:grid chart:class="major" chart:style-name="GMa1"/>
          </chart:axis>
          <chart:series chart:label-cell-address="Arkusz1.$C$36" chart:values-cell-range-address="Arkusz1.$D$36:.$G$36" chart:class="chart:line" chart:attached-axis="primary-y" chart:style-name="G0S0">
            <chart:data-point chart:repeated="4"/>
          </chart:series>
          <chart:series chart:label-cell-address="Arkusz1.$C$37" chart:values-cell-range-address="Arkusz1.$D$37:.$G$37" chart:class="chart:line" chart:attached-axis="primary-y" chart:style-name="G0S1">
            <chart:data-point chart:repeated="4"/>
          </chart:series>
          <chart:series chart:label-cell-address="Arkusz1.$C$38" chart:values-cell-range-address="Arkusz1.$D$38:.$G$38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083in" svg:stroke-color="#43682b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07.1764566929134pt" svg:width="360.252125984252pt" chart:style-name="Crt0">
        <chart:title chart:style-name="CT00">
          <text:p text:style-name="a0" text:class-names="" text:cond-style-name="">Update WHERE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Arkusz1.$D$42:.$G$42"/>
          </chart:axis>
          <chart:axis chart:dimension="y" chart:name="primary-y" chart:style-name="Axs1">
            <chart:grid chart:class="major" chart:style-name="GMa1"/>
          </chart:axis>
          <chart:series chart:label-cell-address="Arkusz1.$C$43" chart:values-cell-range-address="Arkusz1.$D$43:.$G$43" chart:class="chart:line" chart:attached-axis="primary-y" chart:style-name="G0S0">
            <chart:data-point chart:repeated="4"/>
          </chart:series>
          <chart:series chart:label-cell-address="Arkusz1.$C$44" chart:values-cell-range-address="Arkusz1.$D$44:.$G$44" chart:class="chart:line" chart:attached-axis="primary-y" chart:style-name="G0S1">
            <chart:data-point chart:repeated="4"/>
          </chart:series>
          <chart:series chart:label-cell-address="Arkusz1.$C$45" chart:values-cell-range-address="Arkusz1.$D$45:.$G$45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09.6470078740157pt" svg:width="360.252125984252pt" chart:style-name="Crt0">
        <chart:title chart:style-name="CT00">
          <text:p text:style-name="a0" text:class-names="" text:cond-style-name="">Select all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Arkusz1.$D$49:.$G$49"/>
          </chart:axis>
          <chart:axis chart:dimension="y" chart:name="primary-y" chart:style-name="Axs1">
            <chart:grid chart:class="major" chart:style-name="GMa1"/>
          </chart:axis>
          <chart:series chart:label-cell-address="Arkusz1.$C$50" chart:values-cell-range-address="Arkusz1.$D$50:.$G$50" chart:class="chart:line" chart:attached-axis="primary-y" chart:style-name="G0S0">
            <chart:data-point chart:repeated="4"/>
          </chart:series>
          <chart:series chart:label-cell-address="Arkusz1.$C$51" chart:values-cell-range-address="Arkusz1.$D$51:.$G$51" chart:class="chart:line" chart:attached-axis="primary-y" chart:style-name="G0S1">
            <chart:data-point chart:repeated="4"/>
          </chart:series>
          <chart:series chart:label-cell-address="Arkusz1.$C$52" chart:values-cell-range-address="Arkusz1.$D$52:.$G$52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